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D0000017CEB0824E64CD0939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paragraph-rsid="0014359e"/>
    </style:style>
    <style:style style:name="P2" style:family="paragraph" style:parent-style-name="Text_20_body">
      <style:text-properties officeooo:rsid="001ea6c9" officeooo:paragraph-rsid="001ea6c9"/>
    </style:style>
    <style:style style:name="P3" style:family="paragraph" style:parent-style-name="Heading_20_1">
      <style:text-properties officeooo:rsid="0014359e" officeooo:paragraph-rsid="0014359e"/>
    </style:style>
    <style:style style:name="P4" style:family="paragraph">
      <loext:graphic-properties draw:fill="none" draw:fill-color="#ffffff"/>
      <style:text-properties fo:font-size="9pt" style:font-size-asian="9pt" style:font-size-complex="9pt"/>
    </style:style>
    <style:style style:name="P5" style:family="paragraph">
      <loext:graphic-properties draw:fill="solid" draw:fill-color="#000000"/>
    </style:style>
    <style:style style:name="P6" style:family="paragraph">
      <style:text-properties fo:font-size="9pt" style:font-size-asian="9pt" style:font-size-complex="9pt"/>
    </style:style>
    <style:style style:name="P7" style:family="paragraph">
      <loext:graphic-properties draw:fill="solid" draw:fill-color="#ffffff"/>
      <style:paragraph-properties fo:text-align="center"/>
    </style:style>
    <style:style style:name="P8" style:family="paragraph">
      <loext:graphic-properties draw:fill="solid" draw:fill-color="#eeeeee"/>
    </style:style>
    <style:style style:name="P9" style:family="paragraph">
      <style:paragraph-properties fo:text-align="center"/>
    </style:style>
    <style:style style:name="P10" style:family="paragraph">
      <loext:graphic-properties draw:fill="none" draw:fill-color="#ffffff"/>
      <style:paragraph-properties fo:text-align="center"/>
    </style:style>
    <style:style style:name="P11" style:family="paragraph">
      <loext:graphic-properties draw:fill="none" draw:fill-color="#ffffff"/>
      <style:text-properties fo:font-size="12pt"/>
    </style:style>
    <style:style style:name="P12" style:family="paragraph">
      <loext:graphic-properties draw:fill="solid" draw:fill-color="#cccccc"/>
      <style:text-properties fo:font-size="12pt"/>
    </style:style>
    <style:style style:name="P13" style:family="paragraph">
      <loext:graphic-properties draw:fill="solid" draw:fill-color="#009900"/>
      <style:paragraph-properties fo:text-align="center"/>
      <style:text-properties fo:font-size="12pt"/>
    </style:style>
    <style:style style:name="P14" style:family="paragraph">
      <style:paragraph-properties fo:text-align="center"/>
      <style:text-properties fo:font-size="12pt"/>
    </style:style>
    <style:style style:name="P15" style:family="paragraph">
      <loext:graphic-properties draw:fill="solid" draw:fill-color="#ff3333"/>
      <style:paragraph-properties fo:text-align="center"/>
    </style:style>
    <style:style style:name="P16" style:family="paragraph">
      <loext:graphic-properties draw:fill="solid" draw:fill-color="#729fcf"/>
      <style:paragraph-properties fo:text-align="center"/>
      <style:text-properties fo:font-size="12pt"/>
    </style:style>
    <style:style style:name="P17" style:family="paragraph">
      <loext:graphic-properties draw:fill="solid" draw:fill-color="#808080"/>
    </style:style>
    <style:style style:name="P18"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size="9pt" fo:font-weight="bold" style:font-size-asian="9pt" style:font-weight-asian="bold" style:font-size-complex="9pt" style:font-weight-complex="bold"/>
    </style:style>
    <style:style style:name="T3"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2.399cm" fo:min-width="3.357cm" style:run-through="foreground"/>
    </style:style>
    <style:style style:name="gr4" style:family="graphic">
      <style:graphic-properties draw:textarea-horizontal-align="justify" draw:textarea-vertical-align="middle" draw:auto-grow-height="false" fo:min-height="0.379cm" fo:min-width="1.884cm" style:run-through="foreground"/>
    </style:style>
    <style:style style:name="gr5" style:family="graphic">
      <style:graphic-properties draw:fill="solid" draw:fill-color="#000000" draw:textarea-horizontal-align="justify" draw:textarea-vertical-align="middle" draw:auto-grow-height="false" fo:min-height="0.762cm" fo:min-width="0.302cm" style:run-through="foreground"/>
    </style:style>
    <style:style style:name="gr6" style:family="graphic">
      <style:graphic-properties draw:fill="solid" draw:fill-color="#000000" draw:textarea-horizontal-align="justify" draw:textarea-vertical-align="middle" draw:auto-grow-height="false" fo:min-height="0.497cm" fo:min-width="0.907cm" style:run-through="foreground"/>
    </style:style>
    <style:style style:name="gr7" style:family="graphic">
      <style:graphic-properties draw:fill="solid" draw:fill-color="#000000" draw:textarea-horizontal-align="justify" draw:textarea-vertical-align="middle" draw:auto-grow-height="false" fo:min-height="0.146cm" fo:min-width="0.864cm" style:run-through="foreground"/>
    </style:style>
    <style:style style:name="gr8" style:family="graphic">
      <style:graphic-properties draw:fill="solid" draw:fill-color="#000000" draw:textarea-horizontal-align="justify" draw:textarea-vertical-align="middle" draw:auto-grow-height="false" fo:min-height="0.332cm" fo:min-width="0.159cm" style:run-through="foreground"/>
    </style:style>
    <style:style style:name="gr9" style:family="graphic">
      <style:graphic-properties draw:fill="solid" draw:fill-color="#000000" draw:textarea-horizontal-align="justify" draw:textarea-vertical-align="middle" draw:auto-grow-height="false" fo:min-height="0.513cm" fo:min-width="0.323cm" style:run-through="foreground"/>
    </style:style>
    <style:style style:name="gr10" style:family="graphic">
      <style:graphic-properties draw:stroke="solid" svg:stroke-color="#000000" draw:fill="none" draw:fill-color="#ffffff" fo:min-height="2.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tyle:run-through="foreground" style:vertical-pos="from-top" style:vertical-rel="paragraph" style:horizontal-pos="from-left" style:horizontal-rel="paragraph"/>
    </style:style>
    <style:style style:name="gr12" style:family="graphic">
      <style:graphic-properties draw:fill="solid" draw:fill-color="#ffffff" draw:textarea-horizontal-align="justify" draw:textarea-vertical-align="middle" draw:auto-grow-height="false" fo:min-height="4.378cm" fo:min-width="5.607cm" fo:wrap-option="no-wrap" style:run-through="foreground"/>
    </style:style>
    <style:style style:name="gr13" style:family="graphic">
      <style:graphic-properties draw:fill="solid" draw:fill-color="#eeeeee" draw:textarea-horizontal-align="justify" draw:textarea-vertical-align="middle" draw:auto-grow-height="false" fo:min-height="0.162cm" fo:min-width="1.245cm" style:run-through="foreground"/>
    </style:style>
    <style:style style:name="gr14" style:family="graphic">
      <style:graphic-properties draw:textarea-horizontal-align="center" draw:textarea-vertical-align="middle" style:run-through="foreground"/>
    </style:style>
    <style:style style:name="gr15" style:family="graphic">
      <style:graphic-properties draw:stroke="solid" svg:stroke-color="#000000" draw:fill="none" draw:fill-color="#ffffff" fo:min-height="1.727cm" style:run-through="foreground"/>
    </style:style>
    <style:style style:name="gr16" style:family="graphic">
      <style:graphic-properties draw:stroke="solid" svg:stroke-color="#000000" draw:fill="none" draw:fill-color="#ffffff" fo:min-height="1.8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ffff" draw:textarea-horizontal-align="justify" draw:textarea-vertical-align="middle" draw:auto-grow-height="false" fo:min-height="1.115cm" fo:min-width="3.732cm" style:run-through="foreground"/>
    </style:style>
    <style:style style:name="gr18" style:family="graphic">
      <style:graphic-properties draw:stroke="none" svg:stroke-color="#000000" draw:fill="none" draw:fill-color="#ffffff" fo:min-height="0.751cm" style:run-through="foreground"/>
    </style:style>
    <style:style style:name="gr19" style:family="graphic">
      <style:graphic-properties draw:stroke="solid" svg:stroke-color="#000000" draw:fill="none" draw:fill-color="#ffffff" fo:min-height="0.635cm" style:run-through="foreground"/>
    </style:style>
    <style:style style:name="gr20" style:family="graphic">
      <style:graphic-properties draw:fill="solid" draw:fill-color="#cccccc" draw:textarea-horizontal-align="justify" draw:textarea-vertical-align="middle" draw:auto-grow-height="false" fo:min-height="0.903cm" fo:min-width="5.733cm" style:run-through="foreground"/>
    </style:style>
    <style:style style:name="gr21" style:family="graphic">
      <style:graphic-properties draw:fill="solid" draw:fill-color="#009900" draw:textarea-horizontal-align="justify" draw:textarea-vertical-align="middle" draw:auto-grow-height="false" fo:min-height="0.273cm" fo:min-width="0.273cm" style:run-through="foreground"/>
    </style:style>
    <style:style style:name="gr22" style:family="graphic">
      <style:graphic-properties draw:fill="solid" draw:fill-color="#009900" draw:textarea-horizontal-align="justify" draw:textarea-vertical-align="middle" draw:auto-grow-height="false" fo:min-height="0.273cm" fo:min-width="0.275cm" style:run-through="foreground"/>
    </style:style>
    <style:style style:name="gr23" style:family="graphic">
      <style:graphic-properties draw:textarea-horizontal-align="justify" draw:textarea-vertical-align="middle" draw:auto-grow-height="false" fo:min-height="0.273cm" fo:min-width="0.273cm" style:run-through="foreground"/>
    </style:style>
    <style:style style:name="gr24" style:family="graphic">
      <style:graphic-properties draw:textarea-horizontal-align="justify" draw:textarea-vertical-align="middle" draw:auto-grow-height="false" fo:min-height="0.275cm" fo:min-width="0.273cm" style:run-through="foreground"/>
    </style:style>
    <style:style style:name="gr25" style:family="graphic">
      <style:graphic-properties draw:textarea-horizontal-align="justify" draw:textarea-vertical-align="middle" draw:auto-grow-height="false" fo:min-height="0.275cm" fo:min-width="0.275cm" style:run-through="foreground"/>
    </style:style>
    <style:style style:name="gr26" style:family="graphic">
      <style:graphic-properties draw:fill="solid" draw:fill-color="#ff3333" draw:textarea-horizontal-align="justify" draw:textarea-vertical-align="middle" draw:auto-grow-height="false" fo:min-height="0.243cm" fo:min-width="0.243cm" style:run-through="foreground" style:vertical-pos="from-top" style:vertical-rel="paragraph" style:horizontal-pos="from-left" style:horizontal-rel="paragraph"/>
    </style:style>
    <style:style style:name="gr27" style:family="graphic">
      <style:graphic-properties style:run-through="foreground"/>
    </style:style>
    <style:style style:name="gr28" style:family="graphic">
      <style:graphic-properties draw:fill="solid" draw:fill-color="#729fcf" draw:textarea-horizontal-align="justify" draw:textarea-vertical-align="middle" draw:auto-grow-height="false" fo:min-height="0.273cm" fo:min-width="0.273cm" style:run-through="foreground"/>
    </style:style>
    <style:style style:name="gr29" style:family="graphic">
      <style:graphic-properties draw:fill="solid" draw:fill-color="#729fcf" draw:textarea-horizontal-align="justify" draw:textarea-vertical-align="middle" draw:auto-grow-height="false" fo:min-height="0.273cm" fo:min-width="0.275cm" style:run-through="foreground"/>
    </style:style>
    <style:style style:name="gr30" style:family="graphic">
      <style:graphic-properties draw:fill="solid" draw:fill-color="#009900" draw:textarea-horizontal-align="justify" draw:textarea-vertical-align="middle" draw:auto-grow-height="false" fo:min-height="0.275cm" fo:min-width="0.273cm" style:run-through="foreground"/>
    </style:style>
    <style:style style:name="gr31" style:family="graphic">
      <style:graphic-properties draw:fill="solid" draw:fill-color="#729fcf" draw:textarea-horizontal-align="justify" draw:textarea-vertical-align="middle" draw:auto-grow-height="false" fo:min-height="0.275cm" fo:min-width="0.275cm" style:run-through="foreground"/>
    </style:style>
    <style:style style:name="gr32" style:family="graphic">
      <style:graphic-properties draw:fill="solid" draw:fill-color="#ff3333" draw:textarea-horizontal-align="justify" draw:textarea-vertical-align="middle" draw:auto-grow-height="false" fo:min-height="0.243cm" fo:min-width="0.243cm" style:run-through="foreground"/>
    </style:style>
    <style:style style:name="gr33" style:family="graphic">
      <style:graphic-properties draw:textarea-horizontal-align="center" draw:textarea-vertical-align="middle" style:run-through="foreground" style:vertical-pos="from-top" style:vertical-rel="paragraph" style:horizontal-pos="from-left" style:horizontal-rel="paragraph"/>
    </style:style>
    <style:style style:name="gr34" style:family="graphic">
      <style:graphic-properties draw:fill="solid" draw:fill-color="#009900" draw:textarea-horizontal-align="justify" draw:textarea-vertical-align="middle" draw:auto-grow-height="false" fo:min-height="0.275cm" fo:min-width="0.275cm" style:run-through="foreground"/>
    </style:style>
    <style:style style:name="gr35" style:family="graphic">
      <style:graphic-properties draw:fill="solid" draw:fill-color="#eeeeee" draw:textarea-horizontal-align="justify" draw:textarea-vertical-align="middle" draw:auto-grow-height="false" fo:min-height="0.162cm" fo:min-width="1.245cm" style:run-through="foreground" style:vertical-pos="from-top" style:vertical-rel="paragraph" style:horizontal-pos="from-left" style:horizontal-rel="paragraph"/>
    </style:style>
    <style:style style:name="gr36" style:family="graphic">
      <style:graphic-properties draw:fill="solid" draw:fill-color="#808080" draw:textarea-horizontal-align="justify" draw:textarea-vertical-align="middle" draw:auto-grow-height="false" fo:min-height="4.099cm" fo:min-width="0.57cm" style:run-through="foreground" style:vertical-pos="from-top" style:vertical-rel="paragraph" style:horizontal-pos="from-left" style:horizontal-rel="paragraph"/>
    </style:style>
    <style:style style:name="gr37" style:family="graphic">
      <style:graphic-properties draw:stroke="solid" svg:stroke-color="#000000" draw:fill="none" draw:fill-color="#ffffff" fo:min-height="0.691cm" style:run-through="foreground" style:vertical-pos="from-top" style:vertical-rel="paragraph" style:horizontal-pos="from-left" style:horizontal-rel="paragraph"/>
    </style:style>
    <style:style style:name="gr38" style:family="graphic">
      <style:graphic-properties draw:fill="none" draw:fill-color="#ffffff" draw:textarea-horizontal-align="justify" draw:textarea-vertical-align="middle" draw:auto-grow-height="false" fo:min-height="13.64cm" fo:min-width="17.549cm" style:run-through="background" style:vertical-pos="from-top" style:vertical-rel="paragraph" style:horizontal-pos="from-left" style:horizontal-rel="paragraph"/>
    </style:style>
    <style:style style:name="gr39" style:family="graphic">
      <style:graphic-properties draw:stroke="solid" svg:stroke-color="#000000" draw:fill="none" draw:fill-color="#ffffff" fo:min-height="2.3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solid" svg:stroke-color="#000000" draw:fill="none" draw:fill-color="#ffffff" fo:min-height="1.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solid" svg:stroke-color="#000000" draw:fill="none" draw:fill-color="#ffffff" fo:min-height="1.3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textarea-horizontal-align="justify" draw:textarea-vertical-align="middle" draw:auto-grow-height="false" fo:min-height="0.436cm" fo:min-width="0.623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raw:frame text:anchor-type="paragraph" draw:z-index="30" draw:name="Forme1" draw:style-name="gr39" draw:text-style-name="P4" svg:width="6.619cm" svg:height="2.363cm" svg:x="10.896cm" svg:y="0.504cm"><draw:text-box><text:p text:style-name="P6"><text:span text:style-name="T2">Réseau de l’établissement</text:span></text:p><text:p text:style-name="P6"><text:span text:style-name="T3">Adresse du réseau :</text:span></text:p><text:p text:style-name="P6"><text:span text:style-name="T3">Masque de sous-réseau :</text:span></text:p><text:p text:style-name="P6"><text:span text:style-name="T3">Adresse de broadcast :</text:span></text:p><text:p text:style-name="P6"><text:span text:style-name="T3">Passerelle :</text:span></text:p><text:p text:style-name="P6"><text:span text:style-name="T3">DNS :</text:span></text:p></draw:text-box></draw:frame>Fonctionnement d’un réseau</text:h>
      <text:p text:style-name="P1"><draw:frame draw:style-name="fr1" draw:name="Image1" text:anchor-type="paragraph" svg:x="0.519cm" svg:y="2.489cm" svg:width="0.568cm" svg:height="0.716cm" draw:z-index="0"><draw:image xlink:href="Pictures/100002010000012D0000017CEB0824E64CD09393.png" xlink:type="simple" xlink:show="embed" xlink:actuate="onLoad" loext:mime-type="image/png"/></draw:frame><draw:g text:anchor-type="paragraph" draw:z-index="2" draw:style-name="gr2"><draw:custom-shape draw:name="Forme12" draw:style-name="gr3" svg:width="3.357cm" svg:height="2.4cm" svg:x="1.679cm" svg:y="17.613cm"><text:p/><draw:enhanced-geometry svg:viewBox="0 0 21600 21600" draw:type="rectangle" draw:enhanced-path="M 0 0 L 21600 0 21600 21600 0 21600 0 0 Z N"/></draw:custom-shape><draw:custom-shape draw:name="Forme15" draw:style-name="gr4" svg:width="3.765cm" svg:height="1.138cm" svg:x="1.476cm" svg:y="16.45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6" draw:style-name="gr5" draw:text-style-name="P5" svg:width="0.8cm" svg:height="1.26cm" svg:x="3.997cm" svg:y="18.525cm"><text:p/><draw:enhanced-geometry svg:viewBox="0 0 21600 21600" draw:glue-points="?f7 0 ?f6 ?f1 0 ?f10 ?f6 21600 ?f4 ?f10 21600 ?f9" draw:path-stretchpoint-x="10800" draw:path-stretchpoint-y="10800" draw:text-areas="0 ?f1 ?f4 ?f12" draw:type="cube" draw:modifiers="13464.3171806167"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name="Forme18" draw:style-name="gr6" draw:text-style-name="P5" svg:width="0.907cm" svg:height="0.498cm" svg:x="2.007cm" svg:y="18.422cm"><text:p/><draw:enhanced-geometry svg:viewBox="0 0 21600 21600" draw:type="rectangle" draw:enhanced-path="M 0 0 L 21600 0 21600 21600 0 21600 0 0 Z N"/></draw:custom-shape><draw:custom-shape draw:name="Forme19" draw:style-name="gr7" draw:text-style-name="P5" svg:width="1.26cm" svg:height="0.211cm" draw:transform="rotate (3.13286600732982) translate (3.10268055555556cm 19.129375cm)"><text:p/><draw:enhanced-geometry svg:viewBox="0 0 21600 21600" draw:glue-points="?f6 10800 10800 21600 ?f5 10800 10800 0" draw:text-areas="?f3 ?f3 ?f4 ?f4" draw:type="trapezoid" draw:modifiers="2946.53465346535"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20" draw:style-name="gr8" draw:text-style-name="P5" svg:width="0.174cm" svg:height="0.346cm" svg:x="3.954cm" svg:y="18.17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1" draw:style-name="gr9" draw:text-style-name="P5" svg:width="0.355cm" svg:height="0.546cm" svg:x="3.261cm" svg:y="17.99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6" draw:style-name="gr11"><draw:custom-shape draw:name="Forme1" draw:style-name="gr17" draw:text-style-name="P7" svg:width="3.733cm" svg:height="1.116cm" svg:x="1.263cm" svg:y="3.194cm"><text:p/><draw:enhanced-geometry svg:viewBox="0 0 21600 21600" draw:type="rectangle" draw:enhanced-path="M 0 0 L 21600 0 21600 21600 0 21600 0 0 Z N"/></draw:custom-shape><draw:frame draw:name="Forme2" draw:style-name="gr18" draw:text-style-name="P4" svg:width="3.387cm" svg:height="0.752cm" svg:x="1.436cm" svg:y="3.406cm"><draw:text-box><text:p text:style-name="P6"><text:span text:style-name="T3">IP :</text:span></text:p><text:p text:style-name="P6"><text:span text:style-name="T3">MAC :</text:span></text:p></draw:text-box></draw:frame><draw:frame draw:name="Forme3" draw:style-name="gr19" draw:text-style-name="P10" svg:width="0.636cm" svg:height="0.636cm" svg:x="0.455cm" svg:y="3.425cm"><draw:text-box><text:p text:style-name="P9">1</text:p></draw:text-box></draw:frame></draw:g><draw:g text:anchor-type="paragraph" draw:z-index="7" draw:style-name="gr11"><draw:custom-shape draw:name="Forme1" draw:style-name="gr17" draw:text-style-name="P7" svg:width="3.733cm" svg:height="1.116cm" svg:x="1.263cm" svg:y="4.54cm"><text:p/><draw:enhanced-geometry svg:viewBox="0 0 21600 21600" draw:type="rectangle" draw:enhanced-path="M 0 0 L 21600 0 21600 21600 0 21600 0 0 Z N"/></draw:custom-shape><draw:frame draw:name="Forme2" draw:style-name="gr18" draw:text-style-name="P11" svg:width="3.387cm" svg:height="0.752cm" svg:x="1.436cm" svg:y="4.752cm"><draw:text-box><text:p><text:span text:style-name="T3">IP :</text:span></text:p><text:p><text:span text:style-name="T3">MAC :</text:span></text:p></draw:text-box></draw:frame><draw:frame draw:name="Forme3" draw:style-name="gr19" draw:text-style-name="P10" svg:width="0.636cm" svg:height="0.636cm" svg:x="0.455cm" svg:y="4.773cm"><draw:text-box><text:p text:style-name="P9">2</text:p></draw:text-box></draw:frame></draw:g><draw:g text:anchor-type="paragraph" draw:z-index="8" draw:style-name="gr11"><draw:custom-shape draw:name="Forme1" draw:style-name="gr17" draw:text-style-name="P7" svg:width="3.733cm" svg:height="1.116cm" svg:x="1.263cm" svg:y="5.888cm"><text:p/><draw:enhanced-geometry svg:viewBox="0 0 21600 21600" draw:type="rectangle" draw:enhanced-path="M 0 0 L 21600 0 21600 21600 0 21600 0 0 Z N"/></draw:custom-shape><draw:frame draw:name="Forme2" draw:style-name="gr18" draw:text-style-name="P11" svg:width="3.387cm" svg:height="0.752cm" svg:x="1.436cm" svg:y="6.1cm"><draw:text-box><text:p><text:span text:style-name="T3">IP :</text:span></text:p><text:p><text:span text:style-name="T3">MAC :</text:span></text:p></draw:text-box></draw:frame><draw:frame draw:name="Forme3" draw:style-name="gr19" draw:text-style-name="P10" svg:width="0.636cm" svg:height="0.636cm" svg:x="0.455cm" svg:y="6.119cm"><draw:text-box><text:p text:style-name="P9">3</text:p></draw:text-box></draw:frame></draw:g><draw:g text:anchor-type="paragraph" draw:z-index="9" draw:style-name="gr11"><draw:custom-shape draw:name="Forme1" draw:style-name="gr17" draw:text-style-name="P7" svg:width="3.733cm" svg:height="1.116cm" svg:x="1.243cm" svg:y="7.216cm"><text:p/><draw:enhanced-geometry svg:viewBox="0 0 21600 21600" draw:type="rectangle" draw:enhanced-path="M 0 0 L 21600 0 21600 21600 0 21600 0 0 Z N"/></draw:custom-shape><draw:frame draw:name="Forme2" draw:style-name="gr18" draw:text-style-name="P11" svg:width="3.387cm" svg:height="0.752cm" svg:x="1.416cm" svg:y="7.428cm"><draw:text-box><text:p><text:span text:style-name="T3">IP :</text:span></text:p><text:p><text:span text:style-name="T3">MAC :</text:span></text:p></draw:text-box></draw:frame><draw:frame draw:name="Forme3" draw:style-name="gr19" draw:text-style-name="P10" svg:width="0.636cm" svg:height="0.636cm" svg:x="0.437cm" svg:y="7.447cm"><draw:text-box><text:p text:style-name="P9">4</text:p></draw:text-box></draw:frame></draw:g><draw:g text:anchor-type="paragraph" draw:z-index="10" draw:style-name="gr11"><draw:custom-shape draw:name="Forme1" draw:style-name="gr17" draw:text-style-name="P7" svg:width="3.733cm" svg:height="1.116cm" svg:x="1.243cm" svg:y="8.546cm"><text:p/><draw:enhanced-geometry svg:viewBox="0 0 21600 21600" draw:type="rectangle" draw:enhanced-path="M 0 0 L 21600 0 21600 21600 0 21600 0 0 Z N"/></draw:custom-shape><draw:frame draw:name="Forme2" draw:style-name="gr18" draw:text-style-name="P11" svg:width="3.387cm" svg:height="0.752cm" svg:x="1.416cm" svg:y="8.756cm"><draw:text-box><text:p><text:span text:style-name="T3">IP :</text:span></text:p><text:p><text:span text:style-name="T3">MAC :</text:span></text:p></draw:text-box></draw:frame><draw:frame draw:name="Forme3" draw:style-name="gr19" draw:text-style-name="P10" svg:width="0.636cm" svg:height="0.636cm" svg:x="0.437cm" svg:y="8.775cm"><draw:text-box><text:p text:style-name="P9">5</text:p></draw:text-box></draw:frame></draw:g><draw:g text:anchor-type="paragraph" draw:z-index="11" draw:style-name="gr11"><draw:custom-shape draw:name="Forme1" draw:style-name="gr17" draw:text-style-name="P7" svg:width="3.733cm" svg:height="1.116cm" svg:x="1.245cm" svg:y="9.832cm"><text:p/><draw:enhanced-geometry svg:viewBox="0 0 21600 21600" draw:type="rectangle" draw:enhanced-path="M 0 0 L 21600 0 21600 21600 0 21600 0 0 Z N"/></draw:custom-shape><draw:frame draw:name="Forme2" draw:style-name="gr18" draw:text-style-name="P11" svg:width="3.387cm" svg:height="0.752cm" svg:x="1.418cm" svg:y="10.044cm"><draw:text-box><text:p><text:span text:style-name="T3">IP :</text:span></text:p><text:p><text:span text:style-name="T3">MAC :</text:span></text:p></draw:text-box></draw:frame><draw:frame draw:name="Forme3" draw:style-name="gr19" draw:text-style-name="P10" svg:width="0.636cm" svg:height="0.636cm" svg:x="0.437cm" svg:y="10.063cm"><draw:text-box><text:p text:style-name="P9">6</text:p></draw:text-box></draw:frame></draw:g><draw:g text:anchor-type="paragraph" draw:z-index="12" draw:style-name="gr11"><draw:custom-shape draw:name="Forme1" draw:style-name="gr17" draw:text-style-name="P7" svg:width="3.733cm" svg:height="1.116cm" svg:x="1.243cm" svg:y="11.18cm"><text:p/><draw:enhanced-geometry svg:viewBox="0 0 21600 21600" draw:type="rectangle" draw:enhanced-path="M 0 0 L 21600 0 21600 21600 0 21600 0 0 Z N"/></draw:custom-shape><draw:frame draw:name="Forme2" draw:style-name="gr18" draw:text-style-name="P11" svg:width="3.387cm" svg:height="0.752cm" svg:x="1.416cm" svg:y="11.392cm"><draw:text-box><text:p><text:span text:style-name="T3">IP :</text:span></text:p><text:p><text:span text:style-name="T3">MAC :</text:span></text:p></draw:text-box></draw:frame><draw:frame draw:name="Forme3" draw:style-name="gr19" draw:text-style-name="P10" svg:width="0.636cm" svg:height="0.636cm" svg:x="0.437cm" svg:y="11.411cm"><draw:text-box><text:p text:style-name="P9">7</text:p></draw:text-box></draw:frame></draw:g><draw:g text:anchor-type="paragraph" draw:z-index="13" draw:style-name="gr11"><draw:custom-shape draw:name="Forme1" draw:style-name="gr17" draw:text-style-name="P7" svg:width="3.733cm" svg:height="1.116cm" svg:x="1.243cm" svg:y="12.488cm"><text:p/><draw:enhanced-geometry svg:viewBox="0 0 21600 21600" draw:type="rectangle" draw:enhanced-path="M 0 0 L 21600 0 21600 21600 0 21600 0 0 Z N"/></draw:custom-shape><draw:frame draw:name="Forme2" draw:style-name="gr18" draw:text-style-name="P11" svg:width="3.387cm" svg:height="0.752cm" svg:x="1.416cm" svg:y="12.7cm"><draw:text-box><text:p><text:span text:style-name="T3">IP :</text:span></text:p><text:p><text:span text:style-name="T3">MAC :</text:span></text:p></draw:text-box></draw:frame><draw:frame draw:name="Forme3" draw:style-name="gr19" draw:text-style-name="P10" svg:width="0.636cm" svg:height="0.636cm" svg:x="0.437cm" svg:y="12.719cm"><draw:text-box><text:p text:style-name="P9">8</text:p></draw:text-box></draw:frame></draw:g><draw:g text:anchor-type="paragraph" draw:z-index="14" draw:style-name="gr11"><draw:custom-shape draw:name="Forme1" draw:style-name="gr17" draw:text-style-name="P7" svg:width="3.733cm" svg:height="1.116cm" svg:x="1.224cm" svg:y="13.836cm"><text:p/><draw:enhanced-geometry svg:viewBox="0 0 21600 21600" draw:type="rectangle" draw:enhanced-path="M 0 0 L 21600 0 21600 21600 0 21600 0 0 Z N"/></draw:custom-shape><draw:frame draw:name="Forme2" draw:style-name="gr18" draw:text-style-name="P11" svg:width="3.387cm" svg:height="0.752cm" svg:x="1.397cm" svg:y="14.048cm"><draw:text-box><text:p><text:span text:style-name="T3">IP :</text:span></text:p><text:p><text:span text:style-name="T3">MAC :</text:span></text:p></draw:text-box></draw:frame><draw:frame draw:name="Forme3" draw:style-name="gr19" draw:text-style-name="P10" svg:width="0.636cm" svg:height="0.636cm" svg:x="0.416cm" svg:y="14.067cm"><draw:text-box><text:p text:style-name="P9">9</text:p></draw:text-box></draw:frame></draw:g><draw:g text:anchor-type="paragraph" draw:z-index="15" draw:style-name="gr11"><draw:custom-shape draw:name="Forme1" draw:style-name="gr20" draw:text-style-name="P12" svg:width="5.733cm" svg:height="0.904cm" svg:x="8.968cm" svg:y="4.584cm"><text:p/><draw:enhanced-geometry svg:viewBox="0 0 21600 21600" draw:type="rectangle" draw:enhanced-path="M 0 0 L 21600 0 21600 21600 0 21600 0 0 Z N"/></draw:custom-shape><draw:custom-shape draw:name="Forme2" draw:style-name="gr21" draw:text-style-name="P13" svg:width="0.274cm" svg:height="0.274cm" svg:x="9.236cm" svg:y="4.732cm"><text:p/><draw:enhanced-geometry svg:viewBox="0 0 21600 21600" draw:type="rectangle" draw:enhanced-path="M 0 0 L 21600 0 21600 21600 0 21600 0 0 Z N"/></draw:custom-shape><draw:custom-shape draw:name="Forme2" draw:style-name="gr22" draw:text-style-name="P13" svg:width="0.276cm" svg:height="0.274cm" svg:x="9.569cm" svg:y="4.732cm"><text:p/><draw:enhanced-geometry svg:viewBox="0 0 21600 21600" draw:type="rectangle" draw:enhanced-path="M 0 0 L 21600 0 21600 21600 0 21600 0 0 Z N"/></draw:custom-shape><draw:custom-shape draw:name="Forme2" draw:style-name="gr21" draw:text-style-name="P13" svg:width="0.274cm" svg:height="0.274cm" svg:x="9.921cm" svg:y="4.732cm"><text:p/><draw:enhanced-geometry svg:viewBox="0 0 21600 21600" draw:type="rectangle" draw:enhanced-path="M 0 0 L 21600 0 21600 21600 0 21600 0 0 Z N"/></draw:custom-shape><draw:custom-shape draw:name="Forme2" draw:style-name="gr21" draw:text-style-name="P13" svg:width="0.274cm" svg:height="0.274cm" svg:x="10.261cm" svg:y="4.732cm"><text:p/><draw:enhanced-geometry svg:viewBox="0 0 21600 21600" draw:type="rectangle" draw:enhanced-path="M 0 0 L 21600 0 21600 21600 0 21600 0 0 Z N"/></draw:custom-shape><draw:custom-shape draw:name="Forme2" draw:style-name="gr21" draw:text-style-name="P13" svg:width="0.274cm" svg:height="0.274cm" svg:x="10.605cm" svg:y="4.732cm"><text:p/><draw:enhanced-geometry svg:viewBox="0 0 21600 21600" draw:type="rectangle" draw:enhanced-path="M 0 0 L 21600 0 21600 21600 0 21600 0 0 Z N"/></draw:custom-shape><draw:custom-shape draw:name="Forme2" draw:style-name="gr21" draw:text-style-name="P13" svg:width="0.274cm" svg:height="0.274cm" svg:x="10.951cm" svg:y="4.732cm"><text:p/><draw:enhanced-geometry svg:viewBox="0 0 21600 21600" draw:type="rectangle" draw:enhanced-path="M 0 0 L 21600 0 21600 21600 0 21600 0 0 Z N"/></draw:custom-shape><draw:custom-shape draw:name="Forme2" draw:style-name="gr23" draw:text-style-name="P14" svg:width="0.274cm" svg:height="0.274cm" svg:x="11.288cm" svg:y="4.732cm"><text:p/><draw:enhanced-geometry svg:viewBox="0 0 21600 21600" draw:type="rectangle" draw:enhanced-path="M 0 0 L 21600 0 21600 21600 0 21600 0 0 Z N"/></draw:custom-shape><draw:custom-shape draw:name="Forme2" draw:style-name="gr21" draw:text-style-name="P13" svg:width="0.274cm" svg:height="0.274cm" svg:x="11.633cm" svg:y="4.732cm"><text:p/><draw:enhanced-geometry svg:viewBox="0 0 21600 21600" draw:type="rectangle" draw:enhanced-path="M 0 0 L 21600 0 21600 21600 0 21600 0 0 Z N"/></draw:custom-shape><draw:custom-shape draw:name="Forme2" draw:style-name="gr23" draw:text-style-name="P14" svg:width="0.274cm" svg:height="0.274cm" svg:x="11.979cm" svg:y="4.732cm"><text:p/><draw:enhanced-geometry svg:viewBox="0 0 21600 21600" draw:type="rectangle" draw:enhanced-path="M 0 0 L 21600 0 21600 21600 0 21600 0 0 Z N"/></draw:custom-shape><draw:custom-shape draw:name="Forme2" draw:style-name="gr22" draw:text-style-name="P13" svg:width="0.276cm" svg:height="0.274cm" svg:x="12.318cm" svg:y="4.732cm"><text:p/><draw:enhanced-geometry svg:viewBox="0 0 21600 21600" draw:type="rectangle" draw:enhanced-path="M 0 0 L 21600 0 21600 21600 0 21600 0 0 Z N"/></draw:custom-shape><draw:custom-shape draw:name="Forme2" draw:style-name="gr22" draw:text-style-name="P13" svg:width="0.276cm" svg:height="0.274cm" svg:x="12.663cm" svg:y="4.732cm"><text:p/><draw:enhanced-geometry svg:viewBox="0 0 21600 21600" draw:type="rectangle" draw:enhanced-path="M 0 0 L 21600 0 21600 21600 0 21600 0 0 Z N"/></draw:custom-shape><draw:custom-shape draw:name="Forme2" draw:style-name="gr23" draw:text-style-name="P14" svg:width="0.274cm" svg:height="0.274cm" svg:x="13cm" svg:y="4.732cm"><text:p/><draw:enhanced-geometry svg:viewBox="0 0 21600 21600" draw:type="rectangle" draw:enhanced-path="M 0 0 L 21600 0 21600 21600 0 21600 0 0 Z N"/></draw:custom-shape><draw:custom-shape draw:name="Forme2" draw:style-name="gr24" draw:text-style-name="P14" svg:width="0.274cm" svg:height="0.276cm" svg:x="9.236cm" svg:y="5.101cm"><text:p/><draw:enhanced-geometry svg:viewBox="0 0 21600 21600" draw:type="rectangle" draw:enhanced-path="M 0 0 L 21600 0 21600 21600 0 21600 0 0 Z N"/></draw:custom-shape><draw:custom-shape draw:name="Forme2" draw:style-name="gr25" draw:text-style-name="P14" svg:width="0.276cm" svg:height="0.276cm" svg:x="9.569cm" svg:y="5.101cm"><text:p/><draw:enhanced-geometry svg:viewBox="0 0 21600 21600" draw:type="rectangle" draw:enhanced-path="M 0 0 L 21600 0 21600 21600 0 21600 0 0 Z N"/></draw:custom-shape><draw:custom-shape draw:name="Forme2" draw:style-name="gr24" draw:text-style-name="P14" svg:width="0.274cm" svg:height="0.276cm" svg:x="9.921cm" svg:y="5.101cm"><text:p/><draw:enhanced-geometry svg:viewBox="0 0 21600 21600" draw:type="rectangle" draw:enhanced-path="M 0 0 L 21600 0 21600 21600 0 21600 0 0 Z N"/></draw:custom-shape><draw:custom-shape draw:name="Forme2" draw:style-name="gr24" draw:text-style-name="P14" svg:width="0.274cm" svg:height="0.276cm" svg:x="10.261cm" svg:y="5.101cm"><text:p/><draw:enhanced-geometry svg:viewBox="0 0 21600 21600" draw:type="rectangle" draw:enhanced-path="M 0 0 L 21600 0 21600 21600 0 21600 0 0 Z N"/></draw:custom-shape><draw:custom-shape draw:name="Forme2" draw:style-name="gr24" draw:text-style-name="P14" svg:width="0.274cm" svg:height="0.276cm" svg:x="10.605cm" svg:y="5.101cm"><text:p/><draw:enhanced-geometry svg:viewBox="0 0 21600 21600" draw:type="rectangle" draw:enhanced-path="M 0 0 L 21600 0 21600 21600 0 21600 0 0 Z N"/></draw:custom-shape><draw:custom-shape draw:name="Forme2" draw:style-name="gr24" draw:text-style-name="P14" svg:width="0.274cm" svg:height="0.276cm" svg:x="10.951cm" svg:y="5.101cm"><text:p/><draw:enhanced-geometry svg:viewBox="0 0 21600 21600" draw:type="rectangle" draw:enhanced-path="M 0 0 L 21600 0 21600 21600 0 21600 0 0 Z N"/></draw:custom-shape><draw:custom-shape draw:name="Forme2" draw:style-name="gr24" draw:text-style-name="P14" svg:width="0.274cm" svg:height="0.276cm" svg:x="11.288cm" svg:y="5.101cm"><text:p/><draw:enhanced-geometry svg:viewBox="0 0 21600 21600" draw:type="rectangle" draw:enhanced-path="M 0 0 L 21600 0 21600 21600 0 21600 0 0 Z N"/></draw:custom-shape><draw:custom-shape draw:name="Forme2" draw:style-name="gr24" draw:text-style-name="P14" svg:width="0.274cm" svg:height="0.276cm" svg:x="11.633cm" svg:y="5.101cm"><text:p/><draw:enhanced-geometry svg:viewBox="0 0 21600 21600" draw:type="rectangle" draw:enhanced-path="M 0 0 L 21600 0 21600 21600 0 21600 0 0 Z N"/></draw:custom-shape><draw:custom-shape draw:name="Forme2" draw:style-name="gr24" draw:text-style-name="P14" svg:width="0.274cm" svg:height="0.276cm" svg:x="11.979cm" svg:y="5.101cm"><text:p/><draw:enhanced-geometry svg:viewBox="0 0 21600 21600" draw:type="rectangle" draw:enhanced-path="M 0 0 L 21600 0 21600 21600 0 21600 0 0 Z N"/></draw:custom-shape><draw:custom-shape draw:name="Forme2" draw:style-name="gr25" draw:text-style-name="P14" svg:width="0.276cm" svg:height="0.276cm" svg:x="12.318cm" svg:y="5.101cm"><text:p/><draw:enhanced-geometry svg:viewBox="0 0 21600 21600" draw:type="rectangle" draw:enhanced-path="M 0 0 L 21600 0 21600 21600 0 21600 0 0 Z N"/></draw:custom-shape><draw:custom-shape draw:name="Forme2" draw:style-name="gr25" draw:text-style-name="P14" svg:width="0.276cm" svg:height="0.276cm" svg:x="12.663cm" svg:y="5.101cm"><text:p/><draw:enhanced-geometry svg:viewBox="0 0 21600 21600" draw:type="rectangle" draw:enhanced-path="M 0 0 L 21600 0 21600 21600 0 21600 0 0 Z N"/></draw:custom-shape><draw:custom-shape draw:name="Forme2" draw:style-name="gr24" draw:text-style-name="P14" svg:width="0.274cm" svg:height="0.276cm" svg:x="13cm" svg:y="5.101cm"><text:p/><draw:enhanced-geometry svg:viewBox="0 0 21600 21600" draw:type="rectangle" draw:enhanced-path="M 0 0 L 21600 0 21600 21600 0 21600 0 0 Z N"/></draw:custom-shape></draw:g><draw:g text:anchor-type="paragraph" draw:z-index="16" draw:style-name="gr11"><draw:line draw:name="Forme1" draw:style-name="gr14" draw:text-style-name="P9" svg:x1="4.997cm" svg:y1="5.08cm" svg:x2="6.763cm" svg:y2="5.073cm"><text:p/></draw:line><draw:line draw:name="Forme1" draw:style-name="gr14" draw:text-style-name="P9" svg:x1="4.997cm" svg:y1="6.487cm" svg:x2="6.867cm" svg:y2="6.483cm"><text:p/></draw:line><draw:line draw:name="Forme1" draw:style-name="gr14" draw:text-style-name="P9" svg:x1="4.978cm" svg:y1="7.775cm" svg:x2="6.961cm" svg:y2="7.775cm"><text:p/></draw:line><draw:line draw:name="Forme1" draw:style-name="gr14" draw:text-style-name="P9" svg:x1="4.978cm" svg:y1="9.082cm" svg:x2="7.052cm" svg:y2="9.068cm"><text:p/></draw:line><draw:line draw:name="Forme1" draw:style-name="gr14" draw:text-style-name="P9" svg:x1="4.98cm" svg:y1="10.354cm" svg:x2="7.153cm" svg:y2="10.365cm"><text:p/></draw:line><draw:line draw:name="Forme1" draw:style-name="gr14" draw:text-style-name="P9" svg:x1="4.978cm" svg:y1="11.781cm" svg:x2="7.25cm" svg:y2="11.772cm"><text:p/></draw:line><draw:line draw:name="Forme1" draw:style-name="gr14" draw:text-style-name="P9" svg:x1="4.978cm" svg:y1="13.071cm" svg:x2="7.326cm" svg:y2="13.071cm"><text:p/></draw:line><draw:line draw:name="Forme1" draw:style-name="gr14" draw:text-style-name="P9" svg:x1="4.957cm" svg:y1="14.397cm" svg:x2="7.441cm" svg:y2="14.378cm"><text:p/></draw:line><draw:line draw:name="Forme2" draw:style-name="gr14" draw:text-style-name="P9" svg:x1="7.442cm" svg:y1="14.376cm" svg:x2="7.442cm" svg:y2="4.429cm"><text:p/></draw:line><draw:line draw:name="Forme3" draw:style-name="gr14" draw:text-style-name="P9" svg:x1="7.345cm" svg:y1="4.313cm" svg:x2="7.345cm" svg:y2="13.069cm"><text:p/></draw:line><draw:line draw:name="Forme5" draw:style-name="gr14" draw:text-style-name="P14" svg:x1="7.25cm" svg:y1="4.207cm" svg:x2="7.25cm" svg:y2="11.771cm"><text:p/></draw:line><draw:line draw:name="Forme5" draw:style-name="gr14" draw:text-style-name="P9" svg:x1="7.153cm" svg:y1="4.11cm" svg:x2="7.153cm" svg:y2="10.365cm"><text:p/></draw:line><draw:line draw:name="Forme4" draw:style-name="gr14" draw:text-style-name="P9" svg:x1="7.052cm" svg:y1="9.07cm" svg:x2="7.052cm" svg:y2="4.025cm"><text:p/></draw:line><draw:line draw:name="Forme6" draw:style-name="gr14" draw:text-style-name="P9" svg:x1="6.959cm" svg:y1="7.775cm" svg:x2="6.959cm" svg:y2="3.93cm"><text:p/></draw:line><draw:line draw:name="Forme7" draw:style-name="gr14" draw:text-style-name="P9" svg:x1="6.867cm" svg:y1="6.482cm" svg:x2="6.867cm" svg:y2="3.826cm"><text:p/></draw:line><draw:line draw:name="Forme8" draw:style-name="gr14" draw:text-style-name="P9" svg:x1="6.763cm" svg:y1="5.073cm" svg:x2="6.763cm" svg:y2="3.711cm"><text:p/></draw:line><draw:line draw:name="Forme9" draw:style-name="gr14" draw:text-style-name="P9" svg:x1="4.997cm" svg:y1="3.595cm" svg:x2="12.878cm" svg:y2="3.595cm"><text:p/></draw:line><draw:line draw:name="Forme10" draw:style-name="gr14" draw:text-style-name="P9" svg:x1="6.763cm" svg:y1="3.711cm" svg:x2="12.469cm" svg:y2="3.711cm"><text:p/></draw:line><draw:line draw:name="Forme11" draw:style-name="gr14" draw:text-style-name="P9" svg:x1="6.867cm" svg:y1="3.826cm" svg:x2="11.818cm" svg:y2="3.826cm"><text:p/></draw:line><draw:line draw:name="Forme12" draw:style-name="gr14" draw:text-style-name="P9" svg:x1="6.959cm" svg:y1="3.93cm" svg:x2="11.155cm" svg:y2="3.93cm"><text:p/></draw:line><draw:line draw:name="Forme13" draw:style-name="gr14" draw:text-style-name="P14" svg:x1="7.052cm" svg:y1="4.025cm" svg:x2="10.811cm" svg:y2="4.025cm"><text:p/></draw:line><draw:line draw:name="Forme14" draw:style-name="gr14" draw:text-style-name="P14" svg:x1="7.153cm" svg:y1="4.11cm" svg:x2="10.474cm" svg:y2="4.11cm"><text:p/></draw:line><draw:line draw:name="Forme15" draw:style-name="gr14" draw:text-style-name="P9" svg:x1="7.25cm" svg:y1="4.207cm" svg:x2="10.086cm" svg:y2="4.207cm"><text:p/></draw:line><draw:line draw:name="Forme16" draw:style-name="gr14" draw:text-style-name="P9" svg:x1="9.762cm" svg:y1="4.313cm" svg:x2="7.345cm" svg:y2="4.313cm"><text:p/></draw:line><draw:line draw:name="Forme17" draw:style-name="gr14" draw:text-style-name="P9" svg:x1="9.384cm" svg:y1="4.429cm" svg:x2="7.442cm" svg:y2="4.429cm"><text:p/></draw:line><draw:line draw:name="Forme2" draw:style-name="gr14" draw:text-style-name="P9" svg:x1="9.384cm" svg:y1="4.429cm" svg:x2="9.384cm" svg:y2="4.874cm"><text:p/></draw:line><draw:line draw:name="Forme3" draw:style-name="gr14" draw:text-style-name="P9" svg:x1="9.76cm" svg:y1="4.313cm" svg:x2="9.76cm" svg:y2="4.853cm"><text:p/></draw:line><draw:line draw:name="Forme4" draw:style-name="gr14" draw:text-style-name="P9" svg:x1="10.086cm" svg:y1="4.207cm" svg:x2="10.086cm" svg:y2="4.842cm"><text:p/></draw:line><draw:line draw:name="Forme5" draw:style-name="gr14" draw:text-style-name="P9" svg:x1="10.474cm" svg:y1="4.11cm" svg:x2="10.474cm" svg:y2="4.831cm"><text:p/></draw:line><draw:line draw:name="Forme18" draw:style-name="gr14" draw:text-style-name="P9" svg:x1="10.811cm" svg:y1="4.025cm" svg:x2="10.811cm" svg:y2="4.854cm"><text:p/></draw:line><draw:line draw:name="Forme19" draw:style-name="gr14" draw:text-style-name="P9" svg:x1="11.157cm" svg:y1="3.93cm" svg:x2="11.157cm" svg:y2="4.831cm"><text:p/></draw:line><draw:line draw:name="Forme20" draw:style-name="gr14" draw:text-style-name="P9" svg:x1="11.818cm" svg:y1="3.826cm" svg:x2="11.818cm" svg:y2="4.853cm"><text:p/></draw:line><draw:line draw:name="Forme21" draw:style-name="gr14" draw:text-style-name="P9" svg:x1="12.49cm" svg:y1="3.711cm" svg:x2="12.49cm" svg:y2="4.852cm"><text:p/></draw:line><draw:line draw:name="Forme22" draw:style-name="gr14" draw:text-style-name="P9" svg:x1="12.878cm" svg:y1="3.595cm" svg:x2="12.878cm" svg:y2="4.831cm"><text:p/></draw:line></draw:g><draw:custom-shape text:anchor-type="paragraph" draw:z-index="17" draw:name="Forme3" draw:style-name="gr26" draw:text-style-name="P15" svg:width="0.244cm" svg:height="0.244cm" svg:x="13.776cm" svg:y="4.932cm"><text:p/><draw:enhanced-geometry svg:viewBox="0 0 21600 21600" draw:type="rectangle" draw:enhanced-path="M 0 0 L 21600 0 21600 21600 0 21600 0 0 Z N"/></draw:custom-shape><draw:custom-shape text:anchor-type="paragraph" draw:z-index="18" draw:name="Forme3" draw:style-name="gr26" draw:text-style-name="P15" svg:width="0.244cm" svg:height="0.244cm" svg:x="14.123cm" svg:y="4.932cm"><text:p/><draw:enhanced-geometry svg:viewBox="0 0 21600 21600" draw:type="rectangle" draw:enhanced-path="M 0 0 L 21600 0 21600 21600 0 21600 0 0 Z N"/></draw:custom-shape><draw:g text:anchor-type="paragraph" draw:z-index="19" draw:style-name="gr11"><draw:g draw:style-name="gr27"><draw:custom-shape draw:name="Forme1" draw:style-name="gr20" draw:text-style-name="P12" svg:width="5.733cm" svg:height="0.904cm" svg:x="8.982cm" svg:y="5.625cm"><text:p/><draw:enhanced-geometry svg:viewBox="0 0 21600 21600" draw:type="rectangle" draw:enhanced-path="M 0 0 L 21600 0 21600 21600 0 21600 0 0 Z N"/></draw:custom-shape><draw:custom-shape draw:name="Forme2" draw:style-name="gr28" draw:text-style-name="P16" svg:width="0.274cm" svg:height="0.274cm" svg:x="9.25cm" svg:y="5.771cm"><text:p/><draw:enhanced-geometry svg:viewBox="0 0 21600 21600" draw:type="rectangle" draw:enhanced-path="M 0 0 L 21600 0 21600 21600 0 21600 0 0 Z N"/></draw:custom-shape><draw:custom-shape draw:name="Forme2" draw:style-name="gr22" draw:text-style-name="P13" svg:width="0.276cm" svg:height="0.274cm" svg:x="9.583cm" svg:y="5.771cm"><text:p/><draw:enhanced-geometry svg:viewBox="0 0 21600 21600" draw:type="rectangle" draw:enhanced-path="M 0 0 L 21600 0 21600 21600 0 21600 0 0 Z N"/></draw:custom-shape><draw:custom-shape draw:name="Forme2" draw:style-name="gr28" draw:text-style-name="P16" svg:width="0.274cm" svg:height="0.274cm" svg:x="9.935cm" svg:y="5.771cm"><text:p/><draw:enhanced-geometry svg:viewBox="0 0 21600 21600" draw:type="rectangle" draw:enhanced-path="M 0 0 L 21600 0 21600 21600 0 21600 0 0 Z N"/></draw:custom-shape><draw:custom-shape draw:name="Forme2" draw:style-name="gr28" draw:text-style-name="P16" svg:width="0.274cm" svg:height="0.274cm" svg:x="10.277cm" svg:y="5.771cm"><text:p/><draw:enhanced-geometry svg:viewBox="0 0 21600 21600" draw:type="rectangle" draw:enhanced-path="M 0 0 L 21600 0 21600 21600 0 21600 0 0 Z N"/></draw:custom-shape><draw:custom-shape draw:name="Forme2" draw:style-name="gr28" draw:text-style-name="P16" svg:width="0.274cm" svg:height="0.274cm" svg:x="10.619cm" svg:y="5.771cm"><text:p/><draw:enhanced-geometry svg:viewBox="0 0 21600 21600" draw:type="rectangle" draw:enhanced-path="M 0 0 L 21600 0 21600 21600 0 21600 0 0 Z N"/></draw:custom-shape><draw:custom-shape draw:name="Forme2" draw:style-name="gr28" draw:text-style-name="P16" svg:width="0.274cm" svg:height="0.274cm" svg:x="10.965cm" svg:y="5.771cm"><text:p/><draw:enhanced-geometry svg:viewBox="0 0 21600 21600" draw:type="rectangle" draw:enhanced-path="M 0 0 L 21600 0 21600 21600 0 21600 0 0 Z N"/></draw:custom-shape><draw:custom-shape draw:name="Forme2" draw:style-name="gr21" draw:text-style-name="P13" svg:width="0.274cm" svg:height="0.274cm" svg:x="11.302cm" svg:y="5.771cm"><text:p/><draw:enhanced-geometry svg:viewBox="0 0 21600 21600" draw:type="rectangle" draw:enhanced-path="M 0 0 L 21600 0 21600 21600 0 21600 0 0 Z N"/></draw:custom-shape><draw:custom-shape draw:name="Forme2" draw:style-name="gr28" draw:text-style-name="P16" svg:width="0.274cm" svg:height="0.274cm" svg:x="11.647cm" svg:y="5.771cm"><text:p/><draw:enhanced-geometry svg:viewBox="0 0 21600 21600" draw:type="rectangle" draw:enhanced-path="M 0 0 L 21600 0 21600 21600 0 21600 0 0 Z N"/></draw:custom-shape><draw:custom-shape draw:name="Forme2" draw:style-name="gr23" draw:text-style-name="P14" svg:width="0.274cm" svg:height="0.274cm" svg:x="11.995cm" svg:y="5.771cm"><text:p/><draw:enhanced-geometry svg:viewBox="0 0 21600 21600" draw:type="rectangle" draw:enhanced-path="M 0 0 L 21600 0 21600 21600 0 21600 0 0 Z N"/></draw:custom-shape><draw:custom-shape draw:name="Forme2" draw:style-name="gr29" draw:text-style-name="P16" svg:width="0.276cm" svg:height="0.274cm" svg:x="12.332cm" svg:y="5.771cm"><text:p/><draw:enhanced-geometry svg:viewBox="0 0 21600 21600" draw:type="rectangle" draw:enhanced-path="M 0 0 L 21600 0 21600 21600 0 21600 0 0 Z N"/></draw:custom-shape><draw:custom-shape draw:name="Forme2" draw:style-name="gr29" draw:text-style-name="P16" svg:width="0.276cm" svg:height="0.274cm" svg:x="12.677cm" svg:y="5.771cm"><text:p/><draw:enhanced-geometry svg:viewBox="0 0 21600 21600" draw:type="rectangle" draw:enhanced-path="M 0 0 L 21600 0 21600 21600 0 21600 0 0 Z N"/></draw:custom-shape><draw:custom-shape draw:name="Forme2" draw:style-name="gr23" draw:text-style-name="P14" svg:width="0.274cm" svg:height="0.274cm" svg:x="13.014cm" svg:y="5.771cm"><text:p/><draw:enhanced-geometry svg:viewBox="0 0 21600 21600" draw:type="rectangle" draw:enhanced-path="M 0 0 L 21600 0 21600 21600 0 21600 0 0 Z N"/></draw:custom-shape><draw:custom-shape draw:name="Forme2" draw:style-name="gr24" draw:text-style-name="P14" svg:width="0.274cm" svg:height="0.276cm" svg:x="9.25cm" svg:y="6.14cm"><text:p/><draw:enhanced-geometry svg:viewBox="0 0 21600 21600" draw:type="rectangle" draw:enhanced-path="M 0 0 L 21600 0 21600 21600 0 21600 0 0 Z N"/></draw:custom-shape><draw:custom-shape draw:name="Forme2" draw:style-name="gr25" draw:text-style-name="P14" svg:width="0.276cm" svg:height="0.276cm" svg:x="9.583cm" svg:y="6.14cm"><text:p/><draw:enhanced-geometry svg:viewBox="0 0 21600 21600" draw:type="rectangle" draw:enhanced-path="M 0 0 L 21600 0 21600 21600 0 21600 0 0 Z N"/></draw:custom-shape><draw:custom-shape draw:name="Forme2" draw:style-name="gr24" draw:text-style-name="P14" svg:width="0.274cm" svg:height="0.276cm" svg:x="9.935cm" svg:y="6.14cm"><text:p/><draw:enhanced-geometry svg:viewBox="0 0 21600 21600" draw:type="rectangle" draw:enhanced-path="M 0 0 L 21600 0 21600 21600 0 21600 0 0 Z N"/></draw:custom-shape><draw:custom-shape draw:name="Forme2" draw:style-name="gr30" draw:text-style-name="P13" svg:width="0.274cm" svg:height="0.276cm" svg:x="10.277cm" svg:y="6.14cm"><text:p/><draw:enhanced-geometry svg:viewBox="0 0 21600 21600" draw:mirror-horizontal="false" draw:mirror-vertical="false" draw:type="rectangle" draw:enhanced-path="M 0 0 L 21600 0 21600 21600 0 21600 0 0 Z N"/></draw:custom-shape><draw:custom-shape draw:name="Forme2" draw:style-name="gr24" draw:text-style-name="P14" svg:width="0.274cm" svg:height="0.276cm" svg:x="10.619cm" svg:y="6.14cm"><text:p/><draw:enhanced-geometry svg:viewBox="0 0 21600 21600" draw:type="rectangle" draw:enhanced-path="M 0 0 L 21600 0 21600 21600 0 21600 0 0 Z N"/></draw:custom-shape><draw:custom-shape draw:name="Forme2" draw:style-name="gr24" draw:text-style-name="P14" svg:width="0.274cm" svg:height="0.276cm" svg:x="10.965cm" svg:y="6.14cm"><text:p/><draw:enhanced-geometry svg:viewBox="0 0 21600 21600" draw:type="rectangle" draw:enhanced-path="M 0 0 L 21600 0 21600 21600 0 21600 0 0 Z N"/></draw:custom-shape><draw:custom-shape draw:name="Forme2" draw:style-name="gr24" draw:text-style-name="P14" svg:width="0.274cm" svg:height="0.276cm" svg:x="11.302cm" svg:y="6.14cm"><text:p/><draw:enhanced-geometry svg:viewBox="0 0 21600 21600" draw:type="rectangle" draw:enhanced-path="M 0 0 L 21600 0 21600 21600 0 21600 0 0 Z N"/></draw:custom-shape><draw:custom-shape draw:name="Forme2" draw:style-name="gr24" draw:text-style-name="P14" svg:width="0.274cm" svg:height="0.276cm" svg:x="11.647cm" svg:y="6.14cm"><text:p/><draw:enhanced-geometry svg:viewBox="0 0 21600 21600" draw:type="rectangle" draw:enhanced-path="M 0 0 L 21600 0 21600 21600 0 21600 0 0 Z N"/></draw:custom-shape><draw:custom-shape draw:name="Forme2" draw:style-name="gr24" draw:text-style-name="P14" svg:width="0.274cm" svg:height="0.276cm" svg:x="11.995cm" svg:y="6.14cm"><text:p/><draw:enhanced-geometry svg:viewBox="0 0 21600 21600" draw:type="rectangle" draw:enhanced-path="M 0 0 L 21600 0 21600 21600 0 21600 0 0 Z N"/></draw:custom-shape><draw:custom-shape draw:name="Forme2" draw:style-name="gr25" draw:text-style-name="P14" svg:width="0.276cm" svg:height="0.276cm" svg:x="12.332cm" svg:y="6.14cm"><text:p/><draw:enhanced-geometry svg:viewBox="0 0 21600 21600" draw:type="rectangle" draw:enhanced-path="M 0 0 L 21600 0 21600 21600 0 21600 0 0 Z N"/></draw:custom-shape><draw:custom-shape draw:name="Forme2" draw:style-name="gr31" draw:text-style-name="P16" svg:width="0.276cm" svg:height="0.276cm" svg:x="12.677cm" svg:y="6.14cm"><text:p/><draw:enhanced-geometry svg:viewBox="0 0 21600 21600" draw:type="rectangle" draw:enhanced-path="M 0 0 L 21600 0 21600 21600 0 21600 0 0 Z N"/></draw:custom-shape><draw:custom-shape draw:name="Forme2" draw:style-name="gr24" draw:text-style-name="P14" svg:width="0.274cm" svg:height="0.276cm" svg:x="13.014cm" svg:y="6.14cm"><text:p/><draw:enhanced-geometry svg:viewBox="0 0 21600 21600" draw:type="rectangle" draw:enhanced-path="M 0 0 L 21600 0 21600 21600 0 21600 0 0 Z N"/></draw:custom-shape></draw:g><draw:custom-shape draw:name="Forme3" draw:style-name="gr32" draw:text-style-name="P15" svg:width="0.244cm" svg:height="0.244cm" svg:x="13.752cm" svg:y="5.932cm"><text:p/><draw:enhanced-geometry svg:viewBox="0 0 21600 21600" draw:type="rectangle" draw:enhanced-path="M 0 0 L 21600 0 21600 21600 0 21600 0 0 Z N"/></draw:custom-shape><draw:custom-shape draw:name="Forme3" draw:style-name="gr32" draw:text-style-name="P15" svg:width="0.244cm" svg:height="0.244cm" svg:x="14.11cm" svg:y="5.932cm"><text:p/><draw:enhanced-geometry svg:viewBox="0 0 21600 21600" draw:type="rectangle" draw:enhanced-path="M 0 0 L 21600 0 21600 21600 0 21600 0 0 Z N"/></draw:custom-shape></draw:g><draw:line text:anchor-type="paragraph" draw:z-index="20" draw:name="Forme2" draw:style-name="gr33" draw:text-style-name="P9" svg:x1="13.892cm" svg:y1="5.073cm" svg:x2="14.239cm" svg:y2="6.075cm"><text:p/></draw:line><draw:g text:anchor-type="paragraph" draw:z-index="21" draw:style-name="gr11"><draw:g draw:style-name="gr27"><draw:custom-shape draw:name="Forme1" draw:style-name="gr20" draw:text-style-name="P12" svg:width="5.733cm" svg:height="0.904cm" svg:x="8.982cm" svg:y="6.675cm"><text:p/><draw:enhanced-geometry svg:viewBox="0 0 21600 21600" draw:type="rectangle" draw:enhanced-path="M 0 0 L 21600 0 21600 21600 0 21600 0 0 Z N"/></draw:custom-shape><draw:custom-shape draw:name="Forme2" draw:style-name="gr28" draw:text-style-name="P16" svg:width="0.274cm" svg:height="0.274cm" svg:x="9.25cm" svg:y="6.823cm"><text:p/><draw:enhanced-geometry svg:viewBox="0 0 21600 21600" draw:type="rectangle" draw:enhanced-path="M 0 0 L 21600 0 21600 21600 0 21600 0 0 Z N"/></draw:custom-shape><draw:custom-shape draw:name="Forme2" draw:style-name="gr29" draw:text-style-name="P16" svg:width="0.276cm" svg:height="0.274cm" svg:x="9.583cm" svg:y="6.823cm"><text:p/><draw:enhanced-geometry svg:viewBox="0 0 21600 21600" draw:type="rectangle" draw:enhanced-path="M 0 0 L 21600 0 21600 21600 0 21600 0 0 Z N"/></draw:custom-shape><draw:custom-shape draw:name="Forme2" draw:style-name="gr28" draw:text-style-name="P16" svg:width="0.274cm" svg:height="0.274cm" svg:x="9.935cm" svg:y="6.823cm"><text:p/><draw:enhanced-geometry svg:viewBox="0 0 21600 21600" draw:type="rectangle" draw:enhanced-path="M 0 0 L 21600 0 21600 21600 0 21600 0 0 Z N"/></draw:custom-shape><draw:custom-shape draw:name="Forme2" draw:style-name="gr28" draw:text-style-name="P16" svg:width="0.274cm" svg:height="0.274cm" svg:x="10.277cm" svg:y="6.823cm"><text:p/><draw:enhanced-geometry svg:viewBox="0 0 21600 21600" draw:type="rectangle" draw:enhanced-path="M 0 0 L 21600 0 21600 21600 0 21600 0 0 Z N"/></draw:custom-shape><draw:custom-shape draw:name="Forme2" draw:style-name="gr28" draw:text-style-name="P16" svg:width="0.274cm" svg:height="0.274cm" svg:x="10.619cm" svg:y="6.823cm"><text:p/><draw:enhanced-geometry svg:viewBox="0 0 21600 21600" draw:type="rectangle" draw:enhanced-path="M 0 0 L 21600 0 21600 21600 0 21600 0 0 Z N"/></draw:custom-shape><draw:custom-shape draw:name="Forme2" draw:style-name="gr28" draw:text-style-name="P16" svg:width="0.274cm" svg:height="0.274cm" svg:x="10.965cm" svg:y="6.823cm"><text:p/><draw:enhanced-geometry svg:viewBox="0 0 21600 21600" draw:type="rectangle" draw:enhanced-path="M 0 0 L 21600 0 21600 21600 0 21600 0 0 Z N"/></draw:custom-shape><draw:custom-shape draw:name="Forme2" draw:style-name="gr23" draw:text-style-name="P14" svg:width="0.274cm" svg:height="0.274cm" svg:x="11.302cm" svg:y="6.823cm"><text:p/><draw:enhanced-geometry svg:viewBox="0 0 21600 21600" draw:type="rectangle" draw:enhanced-path="M 0 0 L 21600 0 21600 21600 0 21600 0 0 Z N"/></draw:custom-shape><draw:custom-shape draw:name="Forme2" draw:style-name="gr28" draw:text-style-name="P16" svg:width="0.274cm" svg:height="0.274cm" svg:x="11.647cm" svg:y="6.823cm"><text:p/><draw:enhanced-geometry svg:viewBox="0 0 21600 21600" draw:type="rectangle" draw:enhanced-path="M 0 0 L 21600 0 21600 21600 0 21600 0 0 Z N"/></draw:custom-shape><draw:custom-shape draw:name="Forme2" draw:style-name="gr23" draw:text-style-name="P14" svg:width="0.274cm" svg:height="0.274cm" svg:x="11.995cm" svg:y="6.823cm"><text:p/><draw:enhanced-geometry svg:viewBox="0 0 21600 21600" draw:type="rectangle" draw:enhanced-path="M 0 0 L 21600 0 21600 21600 0 21600 0 0 Z N"/></draw:custom-shape><draw:custom-shape draw:name="Forme2" draw:style-name="gr29" draw:text-style-name="P16" svg:width="0.276cm" svg:height="0.274cm" svg:x="12.332cm" svg:y="6.823cm"><text:p/><draw:enhanced-geometry svg:viewBox="0 0 21600 21600" draw:type="rectangle" draw:enhanced-path="M 0 0 L 21600 0 21600 21600 0 21600 0 0 Z N"/></draw:custom-shape><draw:custom-shape draw:name="Forme2" draw:style-name="gr29" draw:text-style-name="P16" svg:width="0.276cm" svg:height="0.274cm" svg:x="12.677cm" svg:y="6.823cm"><text:p/><draw:enhanced-geometry svg:viewBox="0 0 21600 21600" draw:type="rectangle" draw:enhanced-path="M 0 0 L 21600 0 21600 21600 0 21600 0 0 Z N"/></draw:custom-shape><draw:custom-shape draw:name="Forme2" draw:style-name="gr23" draw:text-style-name="P14" svg:width="0.274cm" svg:height="0.274cm" svg:x="13.014cm" svg:y="6.823cm"><text:p/><draw:enhanced-geometry svg:viewBox="0 0 21600 21600" draw:type="rectangle" draw:enhanced-path="M 0 0 L 21600 0 21600 21600 0 21600 0 0 Z N"/></draw:custom-shape><draw:custom-shape draw:name="Forme2" draw:style-name="gr30" draw:text-style-name="P13" svg:width="0.274cm" svg:height="0.276cm" svg:x="9.25cm" svg:y="7.192cm"><text:p/><draw:enhanced-geometry svg:viewBox="0 0 21600 21600" draw:type="rectangle" draw:enhanced-path="M 0 0 L 21600 0 21600 21600 0 21600 0 0 Z N"/></draw:custom-shape><draw:custom-shape draw:name="Forme2" draw:style-name="gr34" draw:text-style-name="P13" svg:width="0.276cm" svg:height="0.276cm" svg:x="9.583cm" svg:y="7.192cm"><text:p/><draw:enhanced-geometry svg:viewBox="0 0 21600 21600" draw:type="rectangle" draw:enhanced-path="M 0 0 L 21600 0 21600 21600 0 21600 0 0 Z N"/></draw:custom-shape><draw:custom-shape draw:name="Forme2" draw:style-name="gr24" draw:text-style-name="P14" svg:width="0.274cm" svg:height="0.276cm" svg:x="9.935cm" svg:y="7.192cm"><text:p/><draw:enhanced-geometry svg:viewBox="0 0 21600 21600" draw:type="rectangle" draw:enhanced-path="M 0 0 L 21600 0 21600 21600 0 21600 0 0 Z N"/></draw:custom-shape><draw:custom-shape draw:name="Forme2" draw:style-name="gr24" draw:text-style-name="P14" svg:width="0.274cm" svg:height="0.276cm" svg:x="10.277cm" svg:y="7.192cm"><text:p/><draw:enhanced-geometry svg:viewBox="0 0 21600 21600" draw:type="rectangle" draw:enhanced-path="M 0 0 L 21600 0 21600 21600 0 21600 0 0 Z N"/></draw:custom-shape><draw:custom-shape draw:name="Forme2" draw:style-name="gr24" draw:text-style-name="P14" svg:width="0.274cm" svg:height="0.276cm" svg:x="10.619cm" svg:y="7.192cm"><text:p/><draw:enhanced-geometry svg:viewBox="0 0 21600 21600" draw:type="rectangle" draw:enhanced-path="M 0 0 L 21600 0 21600 21600 0 21600 0 0 Z N"/></draw:custom-shape><draw:custom-shape draw:name="Forme2" draw:style-name="gr24" draw:text-style-name="P14" svg:width="0.274cm" svg:height="0.276cm" svg:x="10.965cm" svg:y="7.192cm"><text:p/><draw:enhanced-geometry svg:viewBox="0 0 21600 21600" draw:type="rectangle" draw:enhanced-path="M 0 0 L 21600 0 21600 21600 0 21600 0 0 Z N"/></draw:custom-shape><draw:custom-shape draw:name="Forme2" draw:style-name="gr24" draw:text-style-name="P14" svg:width="0.274cm" svg:height="0.276cm" svg:x="11.302cm" svg:y="7.192cm"><text:p/><draw:enhanced-geometry svg:viewBox="0 0 21600 21600" draw:type="rectangle" draw:enhanced-path="M 0 0 L 21600 0 21600 21600 0 21600 0 0 Z N"/></draw:custom-shape><draw:custom-shape draw:name="Forme2" draw:style-name="gr24" draw:text-style-name="P14" svg:width="0.274cm" svg:height="0.276cm" svg:x="11.647cm" svg:y="7.192cm"><text:p/><draw:enhanced-geometry svg:viewBox="0 0 21600 21600" draw:type="rectangle" draw:enhanced-path="M 0 0 L 21600 0 21600 21600 0 21600 0 0 Z N"/></draw:custom-shape><draw:custom-shape draw:name="Forme2" draw:style-name="gr24" draw:text-style-name="P14" svg:width="0.274cm" svg:height="0.276cm" svg:x="11.995cm" svg:y="7.192cm"><text:p/><draw:enhanced-geometry svg:viewBox="0 0 21600 21600" draw:type="rectangle" draw:enhanced-path="M 0 0 L 21600 0 21600 21600 0 21600 0 0 Z N"/></draw:custom-shape><draw:custom-shape draw:name="Forme2" draw:style-name="gr25" draw:text-style-name="P14" svg:width="0.276cm" svg:height="0.276cm" svg:x="12.332cm" svg:y="7.192cm"><text:p/><draw:enhanced-geometry svg:viewBox="0 0 21600 21600" draw:type="rectangle" draw:enhanced-path="M 0 0 L 21600 0 21600 21600 0 21600 0 0 Z N"/></draw:custom-shape><draw:custom-shape draw:name="Forme2" draw:style-name="gr25" draw:text-style-name="P14" svg:width="0.276cm" svg:height="0.276cm" svg:x="12.677cm" svg:y="7.192cm"><text:p/><draw:enhanced-geometry svg:viewBox="0 0 21600 21600" draw:type="rectangle" draw:enhanced-path="M 0 0 L 21600 0 21600 21600 0 21600 0 0 Z N"/></draw:custom-shape><draw:custom-shape draw:name="Forme2" draw:style-name="gr24" draw:text-style-name="P14" svg:width="0.274cm" svg:height="0.276cm" svg:x="13.014cm" svg:y="7.192cm"><text:p/><draw:enhanced-geometry svg:viewBox="0 0 21600 21600" draw:type="rectangle" draw:enhanced-path="M 0 0 L 21600 0 21600 21600 0 21600 0 0 Z N"/></draw:custom-shape></draw:g><draw:custom-shape draw:name="Forme3" draw:style-name="gr32" draw:text-style-name="P15" svg:width="0.244cm" svg:height="0.244cm" svg:x="13.752cm" svg:y="6.984cm"><text:p/><draw:enhanced-geometry svg:viewBox="0 0 21600 21600" draw:type="rectangle" draw:enhanced-path="M 0 0 L 21600 0 21600 21600 0 21600 0 0 Z N"/></draw:custom-shape><draw:custom-shape draw:name="Forme3" draw:style-name="gr32" draw:text-style-name="P15" svg:width="0.244cm" svg:height="0.244cm" svg:x="14.11cm" svg:y="6.984cm"><text:p/><draw:enhanced-geometry svg:viewBox="0 0 21600 21600" draw:type="rectangle" draw:enhanced-path="M 0 0 L 21600 0 21600 21600 0 21600 0 0 Z N"/></draw:custom-shape></draw:g><draw:line text:anchor-type="paragraph" draw:z-index="22" draw:name="Forme4" draw:style-name="gr33" draw:text-style-name="P9" svg:x1="13.892cm" svg:y1="6.075cm" svg:x2="14.264cm" svg:y2="7.089cm"><text:p/></draw:line><draw:line text:anchor-type="paragraph" draw:z-index="23" draw:name="Forme5" draw:style-name="gr33" draw:text-style-name="P9" svg:x1="13.892cm" svg:y1="7.089cm" svg:x2="15.868cm" svg:y2="8.32cm"><text:p/></draw:line><draw:custom-shape text:anchor-type="paragraph" draw:z-index="24" draw:name="Forme7" draw:style-name="gr35" draw:text-style-name="P8" svg:width="1.246cm" svg:height="0.652cm" svg:x="15.573cm" svg:y="8.322cm"><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26" draw:name="Forme12" draw:style-name="gr36" draw:text-style-name="P17" svg:width="1.177cm" svg:height="4.707cm" svg:x="8.544cm" svg:y="8.613cm"><text:p/><draw:enhanced-geometry svg:viewBox="0 0 21600 21600" draw:glue-points="?f7 0 ?f6 ?f1 0 ?f10 ?f6 21600 ?f4 ?f10 21600 ?f9" draw:path-stretchpoint-x="10800" draw:path-stretchpoint-y="10800" draw:text-areas="0 ?f1 ?f4 ?f12" draw:type="cube" draw:modifiers="11149.1638795987"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text:anchor-type="paragraph" draw:z-index="27" draw:name="Forme15" draw:style-name="gr37" draw:text-style-name="P4" svg:width="4.779cm" svg:height="0.733cm" svg:x="9.917cm" svg:y="8.83cm"><draw:text-box><text:p text:style-name="P6"><text:span text:style-name="T3">Service : DHCP → attribue des adresses IP aux machines du réseau</text:span></text:p></draw:text-box></draw:frame><draw:line text:anchor-type="paragraph" draw:z-index="28" draw:name="Forme16" draw:style-name="gr33" draw:text-style-name="P9" svg:x1="9.698cm" svg:y1="7.357cm" svg:x2="9.382cm" svg:y2="8.611cm"><text:p/></draw:line><draw:custom-shape text:anchor-type="paragraph" draw:z-index="25" draw:name="Forme12" draw:style-name="gr36" draw:text-style-name="P17" svg:width="1.177cm" svg:height="4.707cm" svg:x="7.816cm" svg:y="8.613cm"><text:p/><draw:enhanced-geometry svg:viewBox="0 0 21600 21600" draw:glue-points="?f7 0 ?f6 ?f1 0 ?f10 ?f6 21600 ?f4 ?f10 21600 ?f9" draw:path-stretchpoint-x="10800" draw:path-stretchpoint-y="10800" draw:text-areas="0 ?f1 ?f4 ?f12" draw:type="cube" draw:modifiers="11149.1638795987"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text:anchor-type="paragraph" draw:z-index="35" draw:name="Forme15" draw:style-name="gr37" draw:text-style-name="P4" svg:width="4.779cm" svg:height="0.733cm" svg:x="9.934cm" svg:y="9.611cm"><draw:text-box><text:p text:style-name="P6"><text:span text:style-name="T3">Service : DNS → transforme une url en adresse IP</text:span></text:p></draw:text-box></draw:frame><draw:frame text:anchor-type="paragraph" draw:z-index="36" draw:name="Forme15" draw:style-name="gr37" draw:text-style-name="P4" svg:width="4.779cm" svg:height="0.733cm" svg:x="9.934cm" svg:y="10.41cm"><draw:text-box><text:p text:style-name="P6"><text:span text:style-name="T3">Service : HTTP →qui affiche des données via des pages HTML</text:span></text:p></draw:text-box></draw:frame><draw:frame text:anchor-type="paragraph" draw:z-index="37" draw:name="Forme15" draw:style-name="gr37" draw:text-style-name="P4" svg:width="4.779cm" svg:height="1.098cm" svg:x="9.934cm" svg:y="11.993cm"><draw:text-box><text:p text:style-name="P6"><text:span text:style-name="T3">Service : Notebook Jupyter → application WEB pour programmer en python</text:span></text:p></draw:text-box></draw:frame><draw:line text:anchor-type="paragraph" draw:z-index="38" draw:name="Forme16" draw:style-name="gr33" draw:text-style-name="P9" svg:x1="9.382cm" svg:y1="7.357cm" svg:x2="8.738cm" svg:y2="8.613cm"><text:p/></draw:line><draw:frame text:anchor-type="paragraph" draw:z-index="1" draw:name="Forme1" draw:style-name="gr1" draw:text-style-name="P4" svg:width="4.206cm" svg:height="0.422cm" svg:x="1.266cm" svg:y="2.006cm"><draw:text-box><text:p><text:span text:style-name="T2">Machines clientes</text:span><text:span text:style-name="T3"> : raspberry pi</text:span></text:p></draw:text-box></draw:frame><draw:line text:anchor-type="paragraph" draw:z-index="32" draw:name="Forme6" draw:style-name="gr40" draw:text-style-name="P9" svg:x1="16.253cm" svg:y1="8.83cm" svg:x2="13.607cm" svg:y2="17.886cm"><text:p/></draw:line><draw:line text:anchor-type="paragraph" draw:z-index="31" draw:name="Forme17" draw:style-name="gr40" draw:text-style-name="P9" svg:x1="10.098cm" svg:y1="18.773cm" svg:x2="4.602cm" svg:y2="19.038cm"><text:p/></draw:line><draw:frame text:anchor-type="paragraph" draw:z-index="3" draw:name="Forme1" draw:style-name="gr10" draw:text-style-name="P4" svg:width="2.996cm" svg:height="2.924cm" svg:x="14.891cm" svg:y="4.614cm"><draw:text-box><text:p text:style-name="P6"><text:span text:style-name="T3">Les </text:span><text:span text:style-name="T2">commutateurs</text:span><text:span text:style-name="T3"> (switch) relient les différents PC d’un réseau en utilisant les adresses MAC (matérielles) de chaque PC.</text:span></text:p><text:p text:style-name="P6"><text:span text:style-name="T3"/></text:p></draw:text-box></draw:frame><draw:frame text:anchor-type="paragraph" draw:z-index="5" draw:name="Forme1" draw:style-name="gr16" draw:text-style-name="P4" svg:width="6.227cm" svg:height="1.886cm" svg:x="0.63cm" svg:y="20.519cm"><draw:text-box><text:p><text:span text:style-name="T3">À son domicile ou dans un lieu public (via le wifi), on se connecte à une box internet qui grâce à un fournisseur d’accès à internet (FAI) permet de communiquer : réseaux sociaux, navigation internet, mail, etc.</text:span></text:p></draw:text-box></draw:frame><draw:custom-shape text:anchor-type="paragraph" draw:z-index="29" draw:name="Forme2" draw:style-name="gr38" draw:text-style-name="P18" svg:width="17.55cm" svg:height="13.641cm" svg:x="-0.016cm" svg:y="1.907cm"><text:p/><draw:enhanced-geometry svg:viewBox="0 0 21600 21600" draw:type="rectangle" draw:enhanced-path="M 0 0 L 21600 0 21600 21600 0 21600 0 0 Z N"/></draw:custom-shape><draw:frame text:anchor-type="paragraph" draw:z-index="33" draw:name="Forme1" draw:style-name="gr41" draw:text-style-name="P4" svg:width="3.777cm" svg:height="1.532cm" svg:x="7.823cm" svg:y="13.46cm"><draw:text-box><text:p text:style-name="P6"><text:span text:style-name="T2">Serveurs</text:span><text:span text:style-name="T3"> proposant différents services. Ils sont toujours à l’écoute, en permanence allumés.</text:span></text:p></draw:text-box></draw:frame><draw:frame text:anchor-type="paragraph" draw:z-index="34" draw:name="Forme1" draw:style-name="gr42" draw:text-style-name="P4" svg:width="2.292cm" svg:height="3.289cm" svg:x="16.395cm" svg:y="9.144cm"><draw:text-box><text:p text:style-name="P6"><text:span text:style-name="T3">Un </text:span><text:span text:style-name="T2">routeur</text:span><text:span text:style-name="T3"> est un dispositif qui a au moins 2 interfaces réseaux pour relier 2 réseaux entre eux. Ici il relie le réseau du lycée à internet</text:span></text:p></draw:text-box></draw:frame><draw:custom-shape text:anchor-type="paragraph" draw:z-index="39" draw:name="Forme8" draw:style-name="gr43" svg:width="1.244cm" svg:height="0.498cm" svg:x="2.593cm" svg:y="2.55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
      <text:p text:style-name="P1"><draw:g text:anchor-type="paragraph" draw:z-index="4" draw:style-name="gr11"><draw:custom-shape draw:name="Forme8" draw:style-name="gr12" draw:text-style-name="P7" svg:width="8.582cm" svg:height="6.749cm" svg:x="8.311cm" svg:y="0.432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name="Forme7" draw:style-name="gr13" draw:text-style-name="P8" svg:width="1.246cm" svg:height="0.652cm" svg:x="12.887cm" svg:y="1.309cm"><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7" draw:style-name="gr13" draw:text-style-name="P8" svg:width="1.246cm" svg:height="0.652cm" svg:x="10.098cm" svg:y="1.931cm"><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7" draw:style-name="gr13" draw:text-style-name="P8" svg:width="1.246cm" svg:height="0.652cm" svg:x="14.823cm" svg:y="3.103cm"><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7" draw:style-name="gr13" draw:text-style-name="P8" svg:width="1.246cm" svg:height="0.652cm" svg:x="12.176cm" svg:y="5.357cm"><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7" draw:style-name="gr13" draw:text-style-name="P8" svg:width="1.246cm" svg:height="0.652cm" svg:x="9.69cm" svg:y="4.702cm"><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name="Forme9" draw:style-name="gr14" draw:text-style-name="P9" svg:x1="11.029cm" svg:y1="2.349cm" svg:x2="13.089cm" svg:y2="1.709cm"><text:p/></draw:line><draw:line draw:name="Forme10" draw:style-name="gr14" draw:text-style-name="P9" svg:x1="13.941cm" svg:y1="1.726cm" svg:x2="15.345cm" svg:y2="3.102cm"><text:p/></draw:line><draw:line draw:name="Forme11" draw:style-name="gr14" draw:text-style-name="P9" svg:x1="15.648cm" svg:y1="3.612cm" svg:x2="13.251cm" svg:y2="5.454cm"><text:p/></draw:line><draw:line draw:name="Forme13" draw:style-name="gr14" draw:text-style-name="P9" svg:x1="10.265cm" svg:y1="2.351cm" svg:x2="10.265cm" svg:y2="4.702cm"><text:p/></draw:line><draw:line draw:name="Forme14" draw:style-name="gr14" draw:text-style-name="P9" svg:x1="10.728cm" svg:y1="5.087cm" svg:x2="12.522cm" svg:y2="5.798cm"><text:p/></draw:line><draw:frame draw:name="Forme1" draw:style-name="gr15" draw:text-style-name="P4" svg:width="3.46cm" svg:height="2.924cm" svg:x="11.343cm" svg:y="2.443cm"><draw:text-box><text:p><text:span text:style-name="T2">Internet</text:span><text:span text:style-name="T3"> : Interconnexion des réseaux. Pour communiquer sur internet, les machines utilisent un même protocole appelé IP.</text:span></text:p><text:p><text:span text:style-name="T3">Cela signifie que la communication se fait grâce aux adresses IP.</text:span></text:p></draw:text-box></draw:frame></draw:g></text:p>
      <text:p text:style-name="P1"/>
      <text:p text:style-name="P1"/>
      <text:p text:style-name="P1"/>
      <text:p text:style-name="P1"/>
      <text:p text:style-name="P1"/>
      <text:p text:style-name="P1"/>
      <text:p text:style-name="P1"/>
      <text:p text:style-name="P1"/>
      <text:p text:style-name="P1"/>
      <text:p text:style-name="P2"><text:soft-page-break/>Configuration d’une adresse IP</text:p>
      <text:p text:style-name="P2">Une adresse IP (v4) se note sur 4 octets notés en écriture décimale séparés par un point :</text:p>
      <text:p text:style-name="P2">ex : 10.116.24.249 , 10.116.24.247 etc</text:p>
      <text:p text:style-name="P2">On remarque que toutes les adresses commencent par les mêmes octets : 10.116.24</text:p>
      <text:p text:style-name="P2">Cette partie commune est la <text:span text:style-name="T1">partie réseau</text:span>. Le dernier octet qui change pour chaque machine est la <text:span text:style-name="T1">partie machine</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4:43:35.393907149</meta:creation-date>
    <dc:date>2019-11-25T14:32:19.327815421</dc:date>
    <meta:editing-duration>PT46M32S</meta:editing-duration>
    <meta:editing-cycles>11</meta:editing-cycles>
    <meta:generator>LibreOffice/6.0.4.2$MacOSX_X86_64 LibreOffice_project/9b0d9b32d5dcda91d2f1a96dc04c645c450872bf</meta:generator>
    <meta:document-statistic meta:table-count="0" meta:image-count="1" meta:object-count="0" meta:page-count="2" meta:paragraph-count="6" meta:word-count="63" meta:character-count="375" meta:non-whitespace-character-count="318"/>
  </office:meta>
</office:document-meta>
</file>